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tyle="italic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66d5f" officeooo:paragraph-rsid="00066d5f" style:font-size-asian="24pt" style:font-size-complex="24pt"/>
    </style:style>
    <style:style style:name="P5" style:family="paragraph" style:parent-style-name="Text_20_body">
      <style:paragraph-properties fo:text-align="justify" style:justify-single-word="false"/>
      <style:text-properties officeooo:paragraph-rsid="000829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tyle="italic" officeooo:rsid="00082940" style:font-style-asian="italic" style:font-style-complex="italic"/>
    </style:style>
    <style:style style:name="T4" style:family="text">
      <style:text-properties fo:font-style="italic" officeooo:rsid="000e1f76" style:font-style-asian="italic" style:font-style-complex="italic"/>
    </style:style>
    <style:style style:name="T5" style:family="text">
      <style:text-properties fo:font-style="italic" officeooo:rsid="00082940"/>
    </style:style>
    <style:style style:name="T6" style:family="text">
      <style:text-properties officeooo:rsid="00082940"/>
    </style:style>
    <style:style style:name="T7" style:family="text">
      <style:text-properties officeooo:rsid="000a238b"/>
    </style:style>
    <style:style style:name="T8" style:family="text">
      <style:text-properties officeooo:rsid="000a3d5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a3d53" style:font-style-asian="normal" style:font-style-complex="normal"/>
    </style:style>
    <style:style style:name="T11" style:family="text">
      <style:text-properties fo:font-style="normal" officeooo:rsid="00082940" style:font-style-asian="normal" style:font-style-complex="normal"/>
    </style:style>
    <style:style style:name="T12" style:family="text">
      <style:text-properties officeooo:rsid="000c06e8"/>
    </style:style>
    <style:style style:name="T13" style:family="text">
      <style:text-properties officeooo:rsid="000e1f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инин Иван </text:p>
      <text:p text:style-name="P4">Вторая неделя</text:p>
      <text:p text:style-name="Text_20_body">Вторую неделю я начал с повторения теории по ассемблеру и архитектуре. Делал я это по моему вузовскому курсу Дмитрия Северова (<text:a xlink:type="simple" xlink:href="http://cs.mipt.ru/wp/?page_id=346)." text:style-name="Internet_20_link" text:visited-style-name="Visited_20_Internet_20_Link">http://cs.mipt.ru/wp/?page_id=346).</text:a> Затем я принялся за выполнение самих заданий, подсматривая некоторые команды в мануале Intel-a или на просторах интернета:</text:p>
      <text:p text:style-name="Text_20_body"/>
      <text:p text:style-name="P3"><text:span text:style-name="Strong_20_Emphasis"><text:span text:style-name="T1">MANY_PRINTS.C</text:span></text:span></text:p>
      <text:p text:style-name="Text_20_body">main<text:span text:style-name="Strong_20_Emphasis"> </text:span>достаточно простой:</text:p>
      <text:p text:style-name="Text_20_body"><text:span text:style-name="T2">endbr64</text:span> -- это сделано для безопасности (я почитал тут: <text:a xlink:type="simple" xlink:href="https://stackoverflow.com/questions/56905811/what-does-the-endbr64-instruction-actually-do" text:style-name="Internet_20_link" text:visited-style-name="Visited_20_Internet_20_Link">https://stackoverflow.com/questions/56905811/what-does-the-endbr64-instruction-actually-do</text:a>, но все равно не до конца понял)</text:p>
      <text:p text:style-name="Text_20_body"><text:span text:style-name="T2">push %rbp</text:span> -- кладём в стэк значение базы предыдущего стэкового фрэйма</text:p>
      <text:p text:style-name="Text_20_body"><text:span text:style-name="T2">mov %rsp,%rbp </text:span>-- переносим значание верхушки стэка в значение базы,</text:p>
      <text:p text:style-name="Text_20_body">тем самым создаём новый стэковый фрэйм.</text:p>
      <text:p text:style-name="Text_20_body">Затем перед вызовом каждой функции кладём аргументы в регистры <text:span text:style-name="T2">edi, esi, edx, ecx, r8d, r9d</text:span> в порядке надобности, а начиная с семи аргументов уже и в стэк (увеличиваем стэк за счёт <text:span text:style-name="T2">sub</text:span>, уменьшаем за счёт <text:span text:style-name="T2">add</text:span>), вызываем нужную функцию с помощью <text:span text:style-name="T2">call addr label</text:span>.</text:p>
      <text:p text:style-name="P5">В начале каждой функции снова делаем <text:span text:style-name="T2">endbr64; push <text:s/>%rbp; mov <text:s/>%rsp, %rbp. </text:span>Мои функции были просто обёртками на printf. <text:span text:style-name="T13">А</text:span>с<text:span text:style-name="T13">сем</text:span>блерный код процедур <text:span text:style-name="T13">клал в </text:span><text:span text:style-name="T4">rax 0</text:span><text:span text:style-name="T13"> (тем самым указывая, что используется stdout), </text:span>заполнял регистры <text:span text:style-name="T2">esi, edx, ecx, r8d, r9d</text:span> в порядке надобности (при необходимости и стэк) практически эквивалентными значениями, <text:span text:style-name="T6">но с множеством „F“ перед необходимой цифрой вначале, с помощью </text:span><text:span text:style-name="T11">movsbl</text:span><text:span text:style-name="T3"> </text:span>(которые вероятно поддерживаются процедурой <text:a xlink:type="simple" xlink:href="mailto:printf@plt" text:style-name="Internet_20_link" text:visited-style-name="Visited_20_Internet_20_Link"><text:span text:style-name="T2">printf@plt</text:span></text:a>). <text:span text:style-name="T13">Р</text:span>егистр <text:span text:style-name="T2">r</text:span><text:span text:style-name="T5">di</text:span> заполнялся с помощью <text:span text:style-name="T2">lea</text:span> адресом относительно того, что лежит в <text:span text:style-name="T2">rip</text:span>. Например: <text:span text:style-name="T2">lea <text:s text:c="3"/>0x96873(%rip), %rax <text:s text:c="4"/># 49800d &lt;_IO_stdin_used+0xd&gt;. </text:span><text:span text:style-name="T5">Э</text:span>то, <text:span text:style-name="T7">я полагаю, </text:span>сделано для <text:s/><text:span text:style-name="T6">вывода всего того, что стоит в кавычках</text:span>. В конце каждой функции кладём 0 в <text:span text:style-name="T2">eax</text:span>, <text:span text:style-name="T2">leave </text:span>для удаления текущего стэкового фрэйма и <text:span text:style-name="T2">ret</text:span> для возвращения в main.</text:p>
      <text:p text:style-name="Text_20_body">Что касается 32-х битного режима, то в началах main и всех ос<text:span text:style-name="T6">т</text:span>альных моих функций пропал <text:span text:style-name="T2">endbr64</text:span> вместо него появилось:</text:p>
      <text:p text:style-name="P1">lea <text:s text:c="3"/>0x4(%esp), %ecx</text:p>
      <text:p text:style-name="P1">and <text:s text:c="2"/>$0xfffffff0, %esp</text:p>
      <text:p text:style-name="P1">push <text:s text:c="2"/>-0x4(%ecx)</text:p>
      <text:p text:style-name="Text_20_body">После создания стэкового фрейма появился <text:span text:style-name="T2">call <text:s text:c="2"/>1795 &lt;__x86.get_pc_thunk.ax&gt;.</text:span><text:span text:style-name="T9"> </text:span><text:span text:style-name="T10">С</text:span><text:span text:style-name="T10">мысл последовательности</text:span><text:span text:style-name="T9"> </text:span>всех этих команд мне так и не удалось найти. Кроме того, все аргументы передавались функциям только через стэк и всё взаимодействие велось уже с 32-х битными частями регистров, т.е. е _ _ . </text:p>
      <text:p text:style-name="Text_20_body"><text:soft-page-break/></text:p>
      <text:p text:style-name="P3"><text:span text:style-name="Strong_20_Emphasis"><text:span text:style-name="T1">SIMPLE_ALGEBRA.C</text:span></text:span></text:p>
      <text:p text:style-name="Text_20_body">Здесь вроде тоже ничего сложного. Сначала закидываем первый аргумент в <text:span text:style-name="T2">rax</text:span> с помощью <text:span text:style-name="T2">movabs</text:span>, с <text:span text:style-name="T2">rax</text:span> кладём его в стэк, аналогично поступаем со вторым аргументом. Далее выполняем операции сложение/вычитание/наложениемаски/исключающееили/логическоеили с помощью комманд <text:span text:style-name="T2">add/sub/and/xor/or</text:span> сохраняя результат в <text:span text:style-name="T2">rax </text:span>(т.е. ставя его вторым аргументом <text:span text:style-name="T8">согласно AT&amp;T</text:span>). Потом этот результат закидывается на стэк, предположительно чтобы воспользоваться им позже, но он не используется и просто каждый раз обнавляется. С 32-х битными числами всё то же самое, за исключением того, что вначале они помещаются на стэк с помощью команды <text:span text:style-name="T2">movl </text:span>(а не в <text:span text:style-name="T2">rax</text:span>, а потом уже на стэк командой <text:span text:style-name="T2">moveabs</text:span>), ну и взаимодействие теперь ведётся с 32-х битными частями регистров, т.е е _ _ .</text:p>
      <text:p text:style-name="Text_20_body">Что касается 32-х битного режима, помимо тех стандартных изменений, что были и в прошлой программе, теперь каждое 64-х битное число было распилено пополам и каждая из частей была закинута на стэк, а со стека в регистры <text:span text:style-name="T2">eax, ebx, ecx, edx</text:span>. Затем сначала отдельно складываются правые части чисел с помощью <text:span text:style-name="T2">add</text:span>, а потом левые части с помощью <text:span text:style-name="T2">adc</text:span> (arg1 + arg2 + CarryFlag), что логично, так как после сложения правых частей мог быть перенос 1 в ста<text:span text:style-name="T8">р</text:span>ший разряд. Потом результат по частям сохраняется на стэке и в регистры (в которых были результаты сложения соответствующих частей) помещаются снова половинки исходных чисел для следующих операций. По той же логике, что и сложение, происходит вычитание только теперь вместо add и adc появляется sub и sbb (arg1 - arg2 - CarryFlag) соответственно. В остальных же операциях не нужно учитывать перенос или заём 1, и поэтому соответствующие команды and, xor, or просто взаимодействуют с половинками чисел как с отдельными числами. Понятно, что во взаимодействии с 32-х битными числами 32-х битный режим и 64-х битный не отличаются.</text:p>
      <text:p text:style-name="Text_20_body"/>
      <text:p text:style-name="P3"><text:span text:style-name="Strong_20_Emphasis"><text:span text:style-name="T1">DOUBLE_SUM.C</text:span></text:span></text:p>
      <text:p text:style-name="Text_20_body">Здесь для меня было много нового, так как в вузовском курсе мы не уделяли числам с плавающей точкой особого внимания, кроме их представления IEEE-754. Вначале как всегда создаём новый стэковый фрэйм, дальше загружаем первое число на стэк FPU с помощью <text:span text:style-name="T2">fldt</text:span>, затем переносим его со стэка FPU на стэк CPU с помощью <text:span text:style-name="T2">fstpt</text:span> (<text:span text:style-name="T2">fstpt </text:span>-- перенести значение со стэка FPU в dest при этом на стэке FPU его удалить). Аналогичные действия повторяем со вторым числом. Дальше снова со стэка CPU загружаем эти числа на стэк FPU (как я понял, загружать числа с плавающей точкой на стэк CPU сразу нельзя, поэтому происходит сначала загрузка на стэк FPU, а уже потом на стэк CPU) и производим сложение с помощью <text:span text:style-name="T2">faddp</text:span>. Результат снова с помощью <text:span text:style-name="T2">fstpt</text:span> переносим со стэка FPU на стэк CPU. Выходим из main c <text:span text:style-name="T2">ret</text:span>, перед этим помещая в <text:span text:style-name="T2">eax</text:span> 0, удаляя стэковый фрейм <text:span text:style-name="T2">pop %rbp</text:span>. </text:p>
      <text:p text:style-name="Text_20_body"/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oft-page-break/><text:span text:style-name="Strong_20_Emphasis"><text:span text:style-name="T1">STRUCT.C</text:span></text:span></text:p>
      <text:p text:style-name="P2">Создание нового стэкового кадра:</text:p>
      <text:p text:style-name="P1">endbr64</text:p>
      <text:p text:style-name="P1">push %rbp</text:p>
      <text:p text:style-name="P1">mov %rsp,%rbp</text:p>
      <text:p text:style-name="P2">Выделяем место на стэке:</text:p>
      <text:p text:style-name="P1">sub $0x20,%rsp</text:p>
      <text:p text:style-name="P2">Здесь мы сохраняем на стэке значение, лежащее по адресу, смещённому на 0х28 относительно того, что лежит в fs (fs:0x28 on Linux is storing a special sentinel stack-guard value, and the code is performing a stack-guard check.):</text:p>
      <text:p text:style-name="P1">mov %fs:0x28,%rax</text:p>
      <text:p text:style-name="P1">mov %rax,-0x8(%rbp)</text:p>
      <text:p text:style-name="P2">Зануляем eax:</text:p>
      <text:p text:style-name="P1">xor %eax,%eax</text:p>
      <text:p text:style-name="P2">name = "Ivan" (заметим, что 0х20 кратно 8, а значит произошло выравнивание char*):</text:p>
      <text:p text:style-name="P1">lea 0xe8a(%rip),%rax</text:p>
      <text:p text:style-name="P1">mov %rax,-0x20(%rbp)</text:p>
      <text:p text:style-name="P2">age = 19:</text:p>
      <text:p text:style-name="P1">movl $0x13,-0x18(%rbp)</text:p>
      <text:p text:style-name="P2">average_score = 8.43 ( Команда MOVSS копирует вещественное значение из 0xe7f(%rip) в %xmm0 (SSE регистр), а после с этого регистра на стэк CPU ):</text:p>
      <text:p text:style-name="P1">movss 0xe7f(%rip),%xmm0</text:p>
      <text:p text:style-name="P1">movss %xmm0,-0x14(%rbp)</text:p>
      <text:p text:style-name="P2">Помещаем у<text:span text:style-name="T8">к</text:span>азатель на начало структуры в rdi (т.е на то же место где лежит name нашей структуры):</text:p>
      <text:p text:style-name="P1">lea -0x20(%rbp),%rax</text:p>
      <text:p text:style-name="P1">mov %rax,%rdi</text:p>
      <text:p text:style-name="Text_20_body"><text:span text:style-name="T1">Вызываем нашу функцию (там пустое тело)</text:span>:</text:p>
      <text:p text:style-name="P1">call 1149 &lt;get_student&gt;</text:p>
      <text:p text:style-name="P2">Зануляем eax:</text:p>
      <text:p text:style-name="P1">mov $0x0,%eax</text:p>
      <text:p text:style-name="P2">Помещаем в rdx то, что мы поместили на стэк из %fs:0x28 в самом начале:</text:p>
      <text:p text:style-name="P1">mov -0x8(%rbp),%rdx</text:p>
      <text:p text:style-name="P2"><text:soft-page-break/>Если значение в ходе програм<text:span text:style-name="T8">м</text:span>ы не изменилось, то делаем переход на leave ниже:</text:p>
      <text:p text:style-name="P1">sub %fs:0x28,%rdx</text:p>
      <text:p text:style-name="P1">je 11b7 &lt;main+0x5f&gt;</text:p>
      <text:p text:style-name="P2">Иначе произошла ошибка со стэком и нужно вызвать соответс<text:span text:style-name="T8">т</text:span>вующую процедуру:</text:p>
      <text:p text:style-name="P1">call 1050 &lt;__stack_chk_fail@plt&gt;</text:p>
      <text:p text:style-name="P2">Типичный выход из main с удалением стэкового фрейма:</text:p>
      <text:p text:style-name="P1">leave</text:p>
      <text:p text:style-name="P1">ret</text:p>
      <text:p text:style-name="Text_20_body"/>
      <text:p text:style-name="P3"><text:span text:style-name="Strong_20_Emphasis"><text:span text:style-name="T1">ARR_SUM.C</text:span></text:span></text:p>
      <text:p text:style-name="P2">Штука для безопасности, выделение памяти на стэке:</text:p>
      <text:p text:style-name="P1">endbr64</text:p>
      <text:p text:style-name="P1">sub $0x48,%rsp</text:p>
      <text:p text:style-name="P2">То, что лежит по адресу rip + 0xfa0, кладём в xmm0:</text:p>
      <text:p text:style-name="P1">movdqa 0xfa0(%rip),%xmm0</text:p>
      <text:p text:style-name="P2">Кладём 5 в edx:</text:p>
      <text:p text:style-name="P1">mov $0x5,%edx</text:p>
      <text:p text:style-name="P2">Заготовка для будущей проверки стэка:</text:p>
      <text:p text:style-name="P1">mov %fs:0x28,%rax</text:p>
      <text:p text:style-name="P1">mov %rax,0x38(%rsp)</text:p>
      <text:p text:style-name="P1">xor %eax,%eax</text:p>
      <text:p text:style-name="P2">В rsi кладём rsp + 20:</text:p>
      <text:p text:style-name="P1">lea 0x20(%rsp),%rsi</text:p>
      <text:p text:style-name="P2">В rdi кладём то, что лежит на верхушке стэка:</text:p>
      <text:p text:style-name="P1">mov %rsp,%rdi</text:p>
      <text:p text:style-name="P2">На стэк кладём 4:</text:p>
      <text:p text:style-name="P1">movl $0x4,0x10(%rsp)</text:p>
      <text:p text:style-name="P2">То, что лежало в xmm0, кладём на стэк:</text:p>
      <text:p text:style-name="P1">movaps %xmm0,(%rsp)</text:p>
      <text:p text:style-name="P2">То, что лежит по адресу rip + 0xf7f, кладём в xmm0:</text:p>
      <text:p text:style-name="P1">movdqa 0xf7f(%rip),%xmm0</text:p>
      <text:p text:style-name="P2">Кладём 9 на стэк:</text:p>
      <text:p text:style-name="P1"><text:soft-page-break/>movl $0x9,0x30(%rsp)</text:p>
      <text:p text:style-name="P2">То, что лежало в xmm0, кладём на стэк:</text:p>
      <text:p text:style-name="P1">movaps %xmm0,0x20(%rsp)</text:p>
      <text:p text:style-name="Text_20_body"><text:span text:style-name="Strong_20_Emphasis">Как итог, сначала мы положили 5 в edx, эта 5 отвечает за число элементов в массиве. Первые 4 элемента в каждом из массивов мы ра</text:span><text:span text:style-name="Strong_20_Emphasis"><text:span text:style-name="T12">с</text:span></text:span><text:span text:style-name="Strong_20_Emphasis">сматриваем, как единое целое, и перемещае</text:span><text:span text:style-name="Strong_20_Emphasis"><text:span text:style-name="T8">м</text:span></text:span><text:span text:style-name="Strong_20_Emphasis"> их на регистр xmm0 и с него на стэк с помощью команд movdqa и movaps соответственно. А 5-ый, который не влез в размер регистра xmm0 128 бит, кладём в стэк отдельно, но рядом с соответс</text:span><text:span text:style-name="Strong_20_Emphasis"><text:span text:style-name="T12">т</text:span></text:span><text:span text:style-name="Strong_20_Emphasis">вующим массивом.</text:span></text:p>
      <text:p text:style-name="P2">Вызов arr_sum:</text:p>
      <text:p text:style-name="P1">call 11c0 &lt;arr_sum&gt;</text:p>
      <text:p text:style-name="P2">Проверка сохранности стэка, выход в случае успеха, вызов специальной процедуры</text:p>
      <text:p text:style-name="P2">в случае ошибки (всё встречалось в предыдущей программе):</text:p>
      <text:p text:style-name="P1">mov 0x38(%rsp),%rax</text:p>
      <text:p text:style-name="P1">sub %fs:0x28,%rax</text:p>
      <text:p text:style-name="P1">jne 10ca &lt;main+0x6a&gt;</text:p>
      <text:p text:style-name="P1">xor %eax,%eax</text:p>
      <text:p text:style-name="P1">add $0x48,%rsp</text:p>
      <text:p text:style-name="P1">ret</text:p>
      <text:p text:style-name="P1">call 1050 &lt;__stack_chk_fail@plt&gt;</text:p>
      <text:p text:style-name="Text_20_body"><text:span text:style-name="Strong_20_Emphasis">Представление самой функции arrsum() мне показалось очень громоздким и сложным для пошагового восприятия, по мимо тех вещей, что встречались мне ранее. Но главное, что мне удалось увидеть необходимое нам векторное сложение с помощью SSE:</text:span></text:p>
      <text:p text:style-name="P1">movdqu (%rcx,%rax,1), %xmm0</text:p>
      <text:p text:style-name="P1">movdqu (%rsi,%rax,1), %xmm2</text:p>
      <text:p text:style-name="Text_20_body"><text:span text:style-name="T2">paddd %xmm2,%xmm0 <text:s text:c="5"/></text:span><text:span text:style-name="Strong_20_Emphasis">&lt;- то самое векторное сложение</text:span></text:p>
      <text:p text:style-name="P1">movups %xmm0,(%rdi,%rax,1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1:27:21.082131147</meta:creation-date>
    <dc:date>2023-07-18T20:53:14.456840291</dc:date>
    <meta:editing-duration>PT7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01" meta:word-count="1209" meta:character-count="7935" meta:non-whitespace-character-count="6800"/>
  </office:meta>
</office:document-meta>
</file>